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4B2E00000B2200000B2243FEFBF1.svg"/>
  <manifest:file-entry manifest:media-type="image/png" manifest:full-path="Pictures/100002010000014D00000281D117CD05.png"/>
  <manifest:file-entry manifest:media-type="image/png" manifest:full-path="Pictures/100000000000032000000258F6AEE96B.png"/>
  <manifest:file-entry manifest:media-type="image/png" manifest:full-path="Pictures/100002010000006C0000006CC4BE0AF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000000" draw:secondary-fill-color="#b3b3b3" draw:fill-gradient-name="Gray_20_Gradient_20_1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3" style:family="graphic">
      <style:graphic-properties style:protect="size"/>
    </style:style>
    <style:style style:name="pr1" style:family="presentation" style:parent-style-name="lyt-numdark-notes">
      <style:graphic-properties draw:fill-color="#ffffff" draw:auto-grow-height="true" fo:min-height="13.365cm"/>
    </style:style>
    <style:style style:name="pr2" style:family="presentation" style:parent-style-name="lyt-numdark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text-scale="100%"/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numdark" presentation:presentation-page-layout-name="AL1T1">
        <draw:frame draw:style-name="gr1" draw:text-style-name="P1" draw:layer="layout" svg:width="8.81cm" svg:height="16.959cm" svg:x="17.19cm" svg:y="2.8cm">
          <draw:image xlink:href="Pictures/100002010000014D00000281D117CD05.png" xlink:type="simple" xlink:show="embed" xlink:actuate="onLoad">
            <text:p/>
          </draw:image>
        </draw:frame>
        <draw:frame draw:style-name="gr1" draw:text-style-name="P1" draw:layer="layout" svg:width="2.849cm" svg:height="2.849cm" svg:x="20.151cm" svg:y="14.751cm">
          <draw:image xlink:href="Pictures/100002010000006C0000006CC4BE0AFC.png" xlink:type="simple" xlink:show="embed" xlink:actuate="onLoad"/>
          <draw:image xlink:href="Pictures/10004B2E00000B2200000B2243FEFBF1.svg" xlink:type="simple" xlink:show="embed" xlink:actuate="onLoad">
            <text:p/>
          </draw:image>
        </draw:frame>
        <draw:custom-shape draw:style-name="gr2" draw:text-style-name="P3" draw:layer="layout" svg:width="13.4cm" svg:height="6.4cm" svg:x="3.2cm" svg:y="6.6cm">
          <text:p text:style-name="P2"><text:span text:style-name="T1">R.I.P.-Tools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252.4947505249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lyt-numdark" presentation:presentation-page-layout-name="AL1T1">
        <draw:frame draw:style-name="gr1" draw:text-style-name="P1" draw:layer="layout" svg:width="7cm" svg:height="13.475cm" svg:x="10cm" svg:y="7cm">
          <draw:image xlink:href="Pictures/100002010000014D00000281D117CD05.png" xlink:type="simple" xlink:show="embed" xlink:actuate="onLoad">
            <text:p/>
          </draw:image>
        </draw:frame>
        <draw:frame draw:style-name="gr1" draw:text-style-name="P1" draw:layer="layout" svg:width="1.249cm" svg:height="1.249cm" svg:x="11.951cm" svg:y="12cm">
          <draw:image xlink:href="Pictures/100002010000006C0000006CC4BE0AFC.png" xlink:type="simple" xlink:show="embed" xlink:actuate="onLoad"/>
          <draw:image xlink:href="Pictures/10004B2E00000B2200000B2243FEFBF1.sv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1" draw:display-name="Gray Gradient 1" draw:style="linear" draw:start-color="#1c1c1c" draw:end-color="#cccccc" draw:start-intensity="100%" draw:end-intensity="100%" draw:angle="0" draw:border="0%"/>
    <draw:fill-image draw:name="numbers3" xlink:href="Pictures/100000000000032000000258F6AEE96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number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numdark" style:page-layout-name="PM1" draw:style-name="Mdp1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1" draw:text-style-name="MP1" draw:layer="backgroundobjects" svg:width="6.523cm" svg:height="1.448cm" svg:x="1.6cm" svg:y="18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8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876cm" svg:y="18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0.1$Win32 OpenOffice.org_project/401m5$Build-9714</meta:generator>
    <dc:title>Ziffern auf dunklem Hintergrund</dc:title>
    <dc:description>Präsentationshintergrund Vorlage</dc:description>
    <meta:creation-date>2014-10-27T07:08:32.51</meta:creation-date>
    <dc:language>de-DE</dc:language>
    <meta:editing-cycles>3</meta:editing-cycles>
    <meta:editing-duration>PT20M55S</meta:editing-duration>
    <meta:initial-creator>Christian Rybotycky</meta:initial-creator>
    <dc:date>2014-10-27T07:44:38.96</dc:date>
    <dc:creator>Christian Rybotycky</dc:creator>
    <meta:document-statistic meta:object-count="33"/>
    <meta:user-defined meta:name="Info 1"/>
    <meta:user-defined meta:name="Info 2"/>
    <meta:user-defined meta:name="Info 3"/>
    <meta:user-defined meta:name="Info 4"/>
    <meta:template xlink:type="simple" xlink:actuate="onRequest" xlink:title="Ziffern auf dunklem Hintergrund" xlink:href="../../../../../../../Program%20Files%20(x86)/OpenOffice%204/share/template/de/layout/lyt-numdark.otp"/>
  </office:meta>
</office:document-meta>
</file>